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1.1153in" style:rel-column-width="10922*"/>
    </style:style>
    <style:style style:name="Tableau1.F" style:family="table-column">
      <style:table-column-properties style:column-width="1.116in" style:rel-column-width="10925*"/>
    </style:style>
    <style:style style:name="Tableau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fo:background-color="#83caff" fo:padding="0.0382in" fo:border="0.0007in solid #000000">
        <style:background-image/>
      </style:table-cell-properties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>Catégorie</text:p>
          </table:table-cell>
          <table:table-cell table:style-name="Tableau1.A1" office:value-type="string">
            <text:p text:style-name="Table_20_Contents">Probléme identifié</text:p>
          </table:table-cell>
          <table:table-cell table:style-name="Tableau1.A1" office:value-type="string">
            <text:p text:style-name="Table_20_Contents">Explication du problème</text:p>
          </table:table-cell>
          <table:table-cell table:style-name="Tableau1.A1" office:value-type="string">
            <text:p text:style-name="Table_20_Contents">Bonne pratique à adopter</text:p>
          </table:table-cell>
          <table:table-cell table:style-name="Tableau1.A1" office:value-type="string">
            <text:p text:style-name="Table_20_Contents">Action recommandée</text:p>
          </table:table-cell>
          <table:table-cell table:style-name="Tableau1.F1" office:value-type="string">
            <text:p text:style-name="Table_20_Contents">Référenc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title"</text:p>
          </table:table-cell>
          <table:table-cell table:style-name="Tableau1.A2" office:value-type="string">
            <text:p text:style-name="Table_20_Contents">La balise "title" n'est pas remplit</text:p>
          </table:table-cell>
          <table:table-cell table:style-name="Tableau1.A2" office:value-type="string">
            <text:p text:style-name="Table_20_Contents">Remplir cette balise</text:p>
          </table:table-cell>
          <table:table-cell table:style-name="Tableau1.A2" office:value-type="string">
            <text:p text:style-name="Table_20_Contents">Remplir cette balise avec le nom de l'entreprise</text:p>
          </table:table-cell>
          <table:table-cell table:style-name="Tableau1.F2" office:value-type="string">
            <text:p text:style-name="Table_20_Contents">https://developer.mozilla.org/fr/docs/Web/HTML/Element/titl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"h3"</text:p>
          </table:table-cell>
          <table:table-cell table:style-name="Tableau1.A2" office:value-type="string">
            <text:p text:style-name="Table_20_Contents">Mauvaise balise utilisée</text:p>
          </table:table-cell>
          <table:table-cell table:style-name="Tableau1.A2" office:value-type="string">
            <text:p text:style-name="Table_20_Contents">Utilisisé les balise "h"dans l'odre: h1&gt;h2&gt;h3...</text:p>
          </table:table-cell>
          <table:table-cell table:style-name="Tableau1.A2" office:value-type="string">
            <text:p text:style-name="Table_20_Contents">Mettre des balises h2 à la place des balises h3.</text:p>
          </table:table-cell>
          <table:table-cell table:style-name="Tableau1.F2" office:value-type="string">
            <text:p text:style-name="Table_20_Contents">https://developer.mozilla.org/fr/docs/Web/HTML/Element/Heading_Element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Description</text:p>
          </table:table-cell>
          <table:table-cell table:style-name="Tableau1.A2" office:value-type="string">
            <text:p text:style-name="Table_20_Contents">Aucun contenu dans la balise meta description</text:p>
          </table:table-cell>
          <table:table-cell table:style-name="Tableau1.A2" office:value-type="string">
            <text:p text:style-name="Table_20_Contents">Toujours avoir un contenu dans cette balise</text:p>
          </table:table-cell>
          <table:table-cell table:style-name="Tableau1.A2" office:value-type="string">
            <text:p text:style-name="Table_20_Contents">Remplir cette balise avec une description contenant des mots clefs </text:p>
          </table:table-cell>
          <table:table-cell table:style-name="Tableau1.F2" office:value-type="string">
            <text:p text:style-name="Table_20_Contents">https://www.thomascubel.com/meta-description-seo/#:~:text=La%20Meta%20Description%20est%20une,d'un%20petit%20r%C3%A9sum%C3%A9%20rapide.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Meta Robots</text:p>
          </table:table-cell>
          <table:table-cell table:style-name="Tableau1.A2" office:value-type="string">
            <text:p text:style-name="Table_20_Contents">Balise non présente</text:p>
          </table:table-cell>
          <table:table-cell table:style-name="Tableau1.A2" office:value-type="string">
            <text:p text:style-name="Table_20_Contents">Mettre cette balise dans le head pour indexer la page </text:p>
          </table:table-cell>
          <table:table-cell table:style-name="Tableau1.A2" office:value-type="string">
            <text:p text:style-name="Table_20_Contents">Rajouter cette balise au head</text:p>
          </table:table-cell>
          <table:table-cell table:style-name="Tableau1.F2" office:value-type="string">
            <text:p text:style-name="Table_20_Contents">https://www.webrankinfo.com/dossiers/conseils/balise-meta-robots#:~:text=la%20balise%20meta%20robots%20sert,groupe%20de%20pages%20du%20site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Balise Html lang</text:p>
          </table:table-cell>
          <table:table-cell table:style-name="Tableau1.A2" office:value-type="string">
            <text:p text:style-name="Table_20_Contents">Aucune Balise indiquant la langue du site</text:p>
          </table:table-cell>
          <table:table-cell table:style-name="Tableau1.A2" office:value-type="string">
            <text:p text:style-name="Table_20_Contents">Mettre une balise html lang</text:p>
          </table:table-cell>
          <table:table-cell table:style-name="Tableau1.A2" office:value-type="string">
            <text:p text:style-name="Table_20_Contents">Rajouter une balise html lang="fr" pour indiquer que le site est en français</text:p>
          </table:table-cell>
          <table:table-cell table:style-name="Tableau1.F2" office:value-type="string">
            <text:p text:style-name="Table_20_Contents"><text:a xlink:type="simple" xlink:href="https://developer.mozilla.org/fr/docs/Web/HTML/Global_attributes/lang" text:style-name="Internet_20_link" text:visited-style-name="Visited_20_Internet_20_Link">https://developer.mozilla.org/fr/docs/Web/HTML/Global_attributes/lang</text:a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Mots clefs caché</text:p>
          </table:table-cell>
          <table:table-cell table:style-name="Tableau1.A2" office:value-type="string">
            <text:p text:style-name="Table_20_Contents">Des mots clefs sont cachés dans le header</text:p>
          </table:table-cell>
          <table:table-cell table:style-name="Tableau1.A2" office:value-type="string">
            <text:p text:style-name="Table_20_Contents">Ne pas mettre de mots caché dans une page web car cela peut être considéré comme de la tromperie par google et peut nuir au référencement</text:p>
          </table:table-cell>
          <table:table-cell table:style-name="Tableau1.A2" office:value-type="string">
            <text:p text:style-name="Table_20_Contents">Suprimer les balises div descrption cachée dans le header et mettre c'est mot clefs dans la balise Meta Description prévu a cette effet</text:p>
          </table:table-cell>
          <table:table-cell table:style-name="Tableau1.F2" office:value-type="string">
            <text:p text:style-name="Table_20_Contents">https://developers.google.com/search/docs/advanced/guidelines/hidden-text-links?hl=fr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Aucune balise strong</text:p>
          </table:table-cell>
          <table:table-cell table:style-name="Tableau1.A2" office:value-type="string">
            <text:p text:style-name="Table_20_Contents">Il n'y a aucune balise strong dans le html</text:p>
          </table:table-cell>
          <table:table-cell table:style-name="Tableau1.A2" office:value-type="string">
            <text:p text:style-name="Table_20_Contents">Rajouter des balise strong</text:p>
          </table:table-cell>
          <table:table-cell table:style-name="Tableau1.A2" office:value-type="string">
            <text:p text:style-name="Table_20_Contents">Mettre des balises strong autour de certain mots clefs pour un meilleur référencement</text:p>
          </table:table-cell>
          <table:table-cell table:style-name="Tableau1.F2" office:value-type="string">
            <text:p text:style-name="Table_20_Contents">https://developer.mozilla.org/fr/docs/Web/HTML/Element/strong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"/>SEO</text:p>
          </table:table-cell>
          <table:table-cell table:style-name="Tableau1.A2" office:value-type="string">
            <text:p text:style-name="Table_20_Contents">Site non responsive</text:p>
          </table:table-cell>
          <table:table-cell table:style-name="Tableau1.A2" office:value-type="string">
            <text:p text:style-name="Table_20_Contents">Le site comporte des élements qui ne s'adapte pas aux différentes tailles d'ecrans</text:p>
          </table:table-cell>
          <table:table-cell table:style-name="Tableau1.A2" office:value-type="string">
            <text:p text:style-name="Table_20_Contents">Faire en sorte que touts les élements du site reste visibles selon les differentes tailles d'ecran</text:p>
          </table:table-cell>
          <table:table-cell table:style-name="Tableau1.A2" office:value-type="string">
            <text:p text:style-name="Table_20_Contents">Faire en sorte que touts les élements de la barre de navigation soit visible ainsi que certaines images</text:p>
          </table:table-cell>
          <table:table-cell table:style-name="Tableau1.F2" office:value-type="string">
            <text:p text:style-name="Table_20_Contents"><text:a xlink:type="simple" xlink:href="https://www.studionet.fr/le-referencement-et-le-responsive-web-design#:~:text=Le%20responsive%20possède%20des%20avantages%20non%20négligeables%20en%20termes%20de%20référencement%20naturel.&amp;text=La%20création%20responsive%20d'un,le%20plus%20d'informations%20possible" text:style-name="Internet_20_link" text:visited-style-name="Visited_20_Internet_20_Link">https://www.studionet.fr/le-referencement-et-le-responsive-web-design#:~:text=Le%20responsive%20poss%C3%A8de%20des%20avantages%20non%20n%C3%A9gligeables%20en%20termes%20de%20r%C3%A9f%C3%A9rencement%20naturel.&amp;text=La%20cr%C3%A9ation%20responsive%20d'un,le%20plus%20d'informations%20possible</text:a>.</text:p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Image à la place d'un texte</text:p>
          </table:table-cell>
          <table:table-cell table:style-name="Tableau1.A2" office:value-type="string">
            <text:p text:style-name="Table_20_Contents">Des images sont utilisées à la place de texte</text:p>
          </table:table-cell>
          <table:table-cell table:style-name="Tableau1.A2" office:value-type="string">
            <text:p text:style-name="Table_20_Contents">Une image ne dois pas remplacer un texte, il vaut mieux le taper directement et y mettre des mots clefs</text:p>
          </table:table-cell>
          <table:table-cell table:style-name="Tableau1.A2" office:value-type="string">
            <text:p text:style-name="Table_20_Contents">Suprimmer la photo et la remplacer par du texte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ttribut Alt</text:p>
          </table:table-cell>
          <table:table-cell table:style-name="Tableau1.A2" office:value-type="string">
            <text:p text:style-name="Table_20_Contents">Le "alt" dans les balises img sont mal renseignées</text:p>
          </table:table-cell>
          <table:table-cell table:style-name="Tableau1.A2" office:value-type="string">
            <text:p text:style-name="Table_20_Contents">Dans l'attribut alt il faut renseigner la descritpion de la photo et non y mettre des mots clefs</text:p>
          </table:table-cell>
          <table:table-cell table:style-name="Tableau1.A2" office:value-type="string">
            <text:p text:style-name="Table_20_Contents">Remplacer les mots clefs par une description des photos</text:p>
          </table:table-cell>
          <table:table-cell table:style-name="Tableau1.F2" office:value-type="string">
            <text:p text:style-name="Table_20_Contents">https://developer.mozilla.org/fr/docs/Web/HTML/Element/Img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ommaire</text:p>
      <text:list xml:id="list7849075981738046934" text:style-name="L1">
        <text:list-item>
          <text:p text:style-name="P1">bonnes pratiques SEO</text:p>
        </text:list-item>
        <text:list-item>
          <text:p text:style-name="P1">bonnes pratiques accessibilité</text:p>
        </text:list-item>
      </text:list>
      <text:p text:style-name="Standard"/>
      <text:p text:style-name="Standard"/>
      <text:p text:style-name="Standard"/>
      <text:list xml:id="list3395017496240943564" text:style-name="L2">
        <text:list-item>
          <text:p text:style-name="P2">Bonnes pratiques SEO</text:p>
          <text:list>
            <text:list-item>
              <text:p text:style-name="P2">balise title non remplie</text:p>
            </text:list-item>
          </text:list>
        </text:list-item>
      </text:list>
      <text:p text:style-name="Standard"/>
      <text:p text:style-name="Standard">Erreur rencontrée :</text:p>
      <text:p text:style-name="Standard">fdghjkl</text:p>
      <text:p text:style-name="Standard"/>
      <text:p text:style-name="Standard"/>
      <text:p text:style-name="Standard">La bonne pratiques à respecter :</text:p>
      <text:p text:style-name="Standard">dfghjklfghjkl</text:p>
      <text:p text:style-name="Standard"/>
      <text:p text:style-name="Standard">Cette bonne pratique s'appuie sur le site Google Developer <text:s/>(lien ici)</text:p>
      <text:p text:style-name="Standard"/>
      <text:p text:style-name="Standard">Mesure avant/après avec l'outil...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n L</meta:initial-creator>
    <meta:creation-date>2022-08-31T12:40:58.34</meta:creation-date>
    <dc:date>2022-09-05T16:56:34.82</dc:date>
    <dc:creator>yoann L</dc:creator>
    <meta:editing-duration>PT5H11M15S</meta:editing-duration>
    <meta:editing-cycles>32</meta:editing-cycles>
    <meta:generator>OpenOffice/4.1.13$Win32 OpenOffice.org_project/4113m1$Build-9810</meta:generator>
    <meta:document-statistic meta:table-count="1" meta:image-count="0" meta:object-count="0" meta:page-count="4" meta:paragraph-count="74" meta:word-count="411" meta:character-count="3389"/>
  </office:meta>
</office:document-meta>
</file>